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a224" officeooo:paragraph-rsid="000ba224"/>
    </style:style>
    <style:style style:name="P2" style:family="paragraph" style:parent-style-name="Standard">
      <style:text-properties officeooo:rsid="0008fb84" officeooo:paragraph-rsid="000c04e0"/>
    </style:style>
    <style:style style:name="P3" style:family="paragraph" style:parent-style-name="Standard">
      <style:text-properties officeooo:rsid="0005b060" officeooo:paragraph-rsid="000f057e"/>
    </style:style>
    <style:style style:name="T1" style:family="text">
      <style:text-properties officeooo:rsid="00138e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E FOR CP:</text:p>
      <text:p text:style-name="P1">#include&lt;stdio.h&gt;</text:p>
      <text:p text:style-name="P1">#include&lt;fcntl.h&gt;</text:p>
      <text:p text:style-name="P1">#include&lt;stdlib.h&gt;</text:p>
      <text:p text:style-name="P1">#include&lt;sys/types.h&gt;</text:p>
      <text:p text:style-name="P1">#include&lt;sys/stat.h&gt;</text:p>
      <text:p text:style-name="P1">#include&lt;string.h&gt;</text:p>
      <text:p text:style-name="P1">void copy(int argc,char** argv);</text:p>
      <text:p text:style-name="P1">void main(int argc,char** argv)</text:p>
      <text:p text:style-name="P1">{<text:tab/></text:p>
      <text:p text:style-name="P1"><text:tab/>int choice;<text:tab/></text:p>
      <text:p text:style-name="P1"><text:tab/>printf("\n option: %s",argv[1]);</text:p>
      <text:p text:style-name="P1"><text:tab/>printf("\nsource: %s",argv[2]);</text:p>
      <text:p text:style-name="P1"><text:tab/>printf("\ndestination: %s",argv[3]);</text:p>
      <text:p text:style-name="P1"><text:tab/>printf("\n");</text:p>
      <text:p text:style-name="P1"><text:tab/>if(strcmp(argv[1],"i")==0)</text:p>
      <text:p text:style-name="P1"><text:tab/>{</text:p>
      <text:p text:style-name="P1"><text:tab/><text:tab/>int fdd=open(argv[3],O_RDONLY);</text:p>
      <text:p text:style-name="P1"><text:tab/><text:tab/>//printf("%d",fdd);</text:p>
      <text:p text:style-name="P1"><text:tab/><text:tab/>if(fdd!=0-1){</text:p>
      <text:p text:style-name="P1"><text:tab/><text:tab/><text:tab/>printf("\n Do you want to overwrite and create a new file 1.yes 2.no");</text:p>
      <text:p text:style-name="P1"><text:tab/><text:tab/><text:tab/>scanf("%d",&amp;choice);</text:p>
      <text:p text:style-name="P1"><text:tab/><text:tab/><text:tab/>if(choice==1)</text:p>
      <text:p text:style-name="P1"><text:tab/><text:tab/><text:tab/>{</text:p>
      <text:p text:style-name="P1"><text:tab/><text:tab/><text:tab/><text:tab/>int x=creat(argv[3],O_CREAT);</text:p>
      <text:p text:style-name="P1"><text:tab/><text:tab/><text:tab/><text:tab/>copy(argc,argv);</text:p>
      <text:p text:style-name="P1"><text:tab/><text:tab/><text:tab/>}</text:p>
      <text:p text:style-name="P1"><text:tab/><text:tab/><text:tab/>else</text:p>
      <text:p text:style-name="P1"><text:tab/><text:tab/><text:tab/>{<text:tab/></text:p>
      <text:p text:style-name="P1"><text:tab/><text:tab/><text:tab/><text:tab/>exit(1);</text:p>
      <text:p text:style-name="P1"><text:tab/><text:tab/><text:tab/>}</text:p>
      <text:p text:style-name="P1"><text:tab/><text:tab/><text:tab/>}</text:p>
      <text:p text:style-name="P1"><text:tab/><text:tab/>else{</text:p>
      <text:p text:style-name="P1"><text:tab/><text:tab/><text:tab/>int x=creat(argv[3],O_CREAT);</text:p>
      <text:p text:style-name="P1"><text:tab/><text:tab/><text:tab/><text:tab/>copy(argc,argv);</text:p>
      <text:p text:style-name="P1"><text:tab/><text:tab/> <text:s text:c="3"/>}</text:p>
      <text:p text:style-name="P1"><text:tab/>}</text:p>
      <text:p text:style-name="P1"><text:tab/>else if(strcmp(argv[1],"f")==0)</text:p>
      <text:p text:style-name="P1"><text:tab/>{</text:p>
      <text:p text:style-name="P1"><text:tab/><text:tab/>printf("\nOverwriting the given file");</text:p>
      <text:p text:style-name="P1"><text:tab/><text:tab/><text:tab/>int x=creat(argv[3],O_CREAT);</text:p>
      <text:p text:style-name="P1"><text:tab/><text:tab/><text:tab/>copy(argc,argv);</text:p>
      <text:p text:style-name="P1"><text:tab/>}</text:p>
      <text:p text:style-name="P1"><text:tab/>else if(strcmp(argv[1],"n")==0)</text:p>
      <text:p text:style-name="P1"><text:tab/>{</text:p>
      <text:p text:style-name="P1"><text:tab/><text:tab/><text:tab/>int fd=open(argv[3],O_RDONLY);</text:p>
      <text:p text:style-name="P1"><text:tab/><text:tab/><text:tab/>printf("%d",fd);</text:p>
      <text:p text:style-name="P1"><text:tab/><text:tab/>if(fd!=-1)</text:p>
      <text:p text:style-name="P1"><text:tab/><text:tab/>{</text:p>
      <text:p text:style-name="P1"><text:tab/><text:tab/><text:tab/>printf("\n A No cobbler is set the file cant be overwritten");</text:p>
      <text:p text:style-name="P1"><text:tab/><text:tab/><text:tab/>exit(1);</text:p>
      <text:p text:style-name="P1"><text:tab/><text:tab/>}</text:p>
      <text:p text:style-name="P1"><text:soft-page-break/><text:tab/><text:tab/>else</text:p>
      <text:p text:style-name="P1"><text:tab/><text:tab/>{</text:p>
      <text:p text:style-name="P1"><text:tab/><text:tab/><text:tab/>int x=creat(argv[3],O_CREAT);</text:p>
      <text:p text:style-name="P1"><text:tab/><text:tab/><text:tab/>copy(argc,argv);</text:p>
      <text:p text:style-name="P1"><text:tab/><text:tab/>}</text:p>
      <text:p text:style-name="P1"><text:tab/>}<text:tab/></text:p>
      <text:p text:style-name="P1">}</text:p>
      <text:p text:style-name="P1"/>
      <text:p text:style-name="P1">void copy(int argc,char** argv){</text:p>
      <text:p text:style-name="P1"><text:tab/>int fd=open(argv[2],O_RDONLY);</text:p>
      <text:p text:style-name="P1"><text:tab/>if(fd==-1){</text:p>
      <text:p text:style-name="P1"><text:tab/><text:tab/>printf("\nprocess failed");</text:p>
      <text:p text:style-name="P1"><text:tab/><text:tab/>exit(1);</text:p>
      <text:p text:style-name="P1"><text:tab/><text:tab/>}</text:p>
      <text:p text:style-name="P1"><text:tab/>else{</text:p>
      <text:p text:style-name="P1"><text:tab/><text:tab/>printf("\nsuccess in opening of the file");</text:p>
      <text:p text:style-name="P1"><text:tab/>char *c=(char*)calloc(100,sizeof(char));</text:p>
      <text:p text:style-name="P1"><text:tab/>int sz=read(fd,c,50);</text:p>
      <text:p text:style-name="P1"><text:tab/>c[sz]='\0';</text:p>
      <text:p text:style-name="P1"><text:tab/>printf("\n%s",c);</text:p>
      <text:p text:style-name="P1"><text:tab/>int sd=open(argv[3],O_WRONLY);</text:p>
      <text:p text:style-name="P1"><text:tab/>int sx=write(sd,c,50);</text:p>
      <text:p text:style-name="P1"><text:tab/>close(sd);</text:p>
      <text:p text:style-name="P1"><text:tab/>close(fd);}</text:p>
      <text:p text:style-name="P1"><text:tab/></text:p>
      <text:p text:style-name="P1">}<text:line-break/></text:p>
      <text:p text:style-name="P1">OUTPUT FOR CP:</text:p>
      <text:p text:style-name="P1"><text:span text:style-name="T1">c</text:span>s1112@spl26:~$ cat &gt; gg.txt</text:p>
      <text:p text:style-name="P1">hello </text:p>
      <text:p text:style-name="P1">how are u</text:p>
      <text:p text:style-name="P1">^C</text:p>
      <text:p text:style-name="P1">cs1112@spl26:~$ cat gg.txt</text:p>
      <text:p text:style-name="P1">hello </text:p>
      <text:p text:style-name="P1">how are u</text:p>
      <text:p text:style-name="P1">cs1112@spl26:~$ ./cp f <text:s/>hi.txt gg.txt</text:p>
      <text:p text:style-name="P1"/>
      <text:p text:style-name="P1"><text:s/>option: f</text:p>
      <text:p text:style-name="P1">source: hi.txt</text:p>
      <text:p text:style-name="P1">destination: gg.txt</text:p>
      <text:p text:style-name="P1"/>
      <text:p text:style-name="P1">Overwriting the given file</text:p>
      <text:p text:style-name="P1">success in opening of the file</text:p>
      <text:p text:style-name="P1">Hi I am Prathyush</text:p>
      <text:p text:style-name="P1">i am a ssnite </text:p>
      <text:p text:style-name="P1">Thankyou</text:p>
      <text:p text:style-name="P1">cs1112@spl26:~$ cat gg.txt</text:p>
      <text:p text:style-name="P1">Hi I am Prathyush</text:p>
      <text:p text:style-name="P1">i am a ssnite </text:p>
      <text:p text:style-name="P1">Thankyou</text:p>
      <text:p text:style-name="P1">cs1112@spl26:~$ cat &gt;gh.txt</text:p>
      <text:p text:style-name="P1">hello </text:p>
      <text:p text:style-name="P1"><text:soft-page-break/>i am suriya</text:p>
      <text:p text:style-name="P1">^C</text:p>
      <text:p text:style-name="P1">cs1112@spl26:~$ ./cp i hi.txt gh.txt</text:p>
      <text:p text:style-name="P1"/>
      <text:p text:style-name="P1"><text:s/>option: i</text:p>
      <text:p text:style-name="P1">source: hi.txt</text:p>
      <text:p text:style-name="P1">destination: gh.txt</text:p>
      <text:p text:style-name="P1"/>
      <text:p text:style-name="P1"><text:s/>Do you want to overwrite and create a new file 1.yes 2.no1</text:p>
      <text:p text:style-name="P1"/>
      <text:p text:style-name="P1">success in opening of the file</text:p>
      <text:p text:style-name="P1">Hi I am Prathyush</text:p>
      <text:p text:style-name="P1">i am a ssnite </text:p>
      <text:p text:style-name="P1">Thankyou</text:p>
      <text:p text:style-name="P1">cs1112@spl26:~$ cat &gt; gj.txt</text:p>
      <text:p text:style-name="P1">hello</text:p>
      <text:p text:style-name="P1">i am prathyush</text:p>
      <text:p text:style-name="P1">^C</text:p>
      <text:p text:style-name="P1">cs1112@spl26:~$ ./cp n hi.txt ga.txt</text:p>
      <text:p text:style-name="P1"/>
      <text:p text:style-name="P1"><text:s/>option: n</text:p>
      <text:p text:style-name="P1">source: hi.txt</text:p>
      <text:p text:style-name="P1">destination: ga.txt</text:p>
      <text:p text:style-name="P1">-1</text:p>
      <text:p text:style-name="P1">success in opening of the file</text:p>
      <text:p text:style-name="P1">Hi I am Prathyush</text:p>
      <text:p text:style-name="P1">i am a ssnite </text:p>
      <text:p text:style-name="P1">Thankyou</text:p>
      <text:p text:style-name="P1"/>
      <text:p text:style-name="P2">CODE FOR GREP:</text:p>
      <text:p text:style-name="P2">#include&lt;stdio.h&gt;</text:p>
      <text:p text:style-name="P2">#include&lt;unistd.h&gt;</text:p>
      <text:p text:style-name="P2">#include&lt;stdlib.h&gt;</text:p>
      <text:p text:style-name="P2">#include &lt;sys/types.h&gt; </text:p>
      <text:p text:style-name="P2">#include &lt;sys/stat.h&gt;</text:p>
      <text:p text:style-name="P2">#include &lt;unistd.h&gt;</text:p>
      <text:p text:style-name="P2">#include&lt;string.h&gt;</text:p>
      <text:p text:style-name="P2">#include &lt;fcntl.h&gt;</text:p>
      <text:p text:style-name="P2"/>
      <text:p text:style-name="P2">void match_pattern(char *argv[] ,int argc ,int op)</text:p>
      <text:p text:style-name="P2">{</text:p>
      <text:p text:style-name="P2"><text:tab/>char argu[argc][100];</text:p>
      <text:p text:style-name="P2"><text:tab/>int flag=0;</text:p>
      <text:p text:style-name="P2"><text:s text:c="4"/>for (int i=1;i&lt;argc;i++)</text:p>
      <text:p text:style-name="P2"><text:s text:c="4"/>{</text:p>
      <text:p text:style-name="P2"><text:tab/> <text:tab/>strcpy(argu[i],argv[i]);</text:p>
      <text:p text:style-name="P2"><text:s text:c="4"/>}</text:p>
      <text:p text:style-name="P2"><text:s text:c="4"/>if(argv[1][0]!='-')</text:p>
      <text:p text:style-name="P2"><text:s text:c="4"/>{</text:p>
      <text:p text:style-name="P2"><text:tab/><text:tab/>strcpy(argu[3],argu[2]);</text:p>
      <text:p text:style-name="P2"><text:tab/><text:tab/>strcpy(argu[2],argu[1]);</text:p>
      <text:p text:style-name="P2"><text:tab/><text:tab/>flag=0;</text:p>
      <text:p text:style-name="P2"><text:soft-page-break/><text:s text:c="4"/>}</text:p>
      <text:p text:style-name="P2"><text:s text:c="4"/>if(argv[1][1]=='i')</text:p>
      <text:p text:style-name="P2"><text:s text:c="4"/>{</text:p>
      <text:p text:style-name="P2"><text:tab/><text:tab/>flag=1;</text:p>
      <text:p text:style-name="P2"><text:s text:c="4"/>}</text:p>
      <text:p text:style-name="P2"><text:s text:c="4"/>int fd,r,j=0,count=0,co=1;</text:p>
      <text:p text:style-name="P2"><text:s text:c="4"/>char temp,line[100];</text:p>
      <text:p text:style-name="P2"><text:s text:c="4"/>if((fd=open(argu[3],O_RDONLY)) != -1)</text:p>
      <text:p text:style-name="P2"><text:s text:c="4"/>{</text:p>
      <text:p text:style-name="P2"><text:s text:c="8"/>while((r=read(fd,&amp;temp,sizeof(char)))!= 0)</text:p>
      <text:p text:style-name="P2"><text:s text:c="8"/>{</text:p>
      <text:p text:style-name="P2"><text:s text:c="12"/>if(temp!='\n')</text:p>
      <text:p text:style-name="P2"><text:s text:c="12"/>{</text:p>
      <text:p text:style-name="P2"><text:s text:c="16"/>line[j]=temp;</text:p>
      <text:p text:style-name="P2"><text:s text:c="16"/>j++;</text:p>
      <text:p text:style-name="P2"><text:s text:c="12"/>}</text:p>
      <text:p text:style-name="P2"><text:s text:c="12"/>else</text:p>
      <text:p text:style-name="P2"><text:s text:c="12"/>{</text:p>
      <text:p text:style-name="P2"><text:s text:c="16"/>if(strstr(line,argu[2])!=NULL &amp;&amp; op ==1)</text:p>
      <text:p text:style-name="P2"><text:s text:c="20"/>printf("%s\n",line);</text:p>
      <text:p text:style-name="P2"><text:tab/><text:tab/><text:tab/><text:tab/>else if(strstr(line,argu[2])!=NULL &amp;&amp; op ==4)</text:p>
      <text:p text:style-name="P2"><text:s text:c="20"/>printf("%d - %s\n",co,line);</text:p>
      <text:p text:style-name="P2"><text:tab/><text:tab/><text:tab/><text:tab/>else if(strstr(line,argu[2])==NULL &amp;&amp; op ==2)</text:p>
      <text:p text:style-name="P2"><text:s text:c="20"/>printf("%s\n",line);</text:p>
      <text:p text:style-name="P2"><text:tab/><text:tab/><text:tab/><text:tab/>else if(strstr(line,argu[2])!=NULL &amp;&amp; op ==3)</text:p>
      <text:p text:style-name="P2"><text:s text:c="20"/>count++;</text:p>
      <text:p text:style-name="P2"><text:tab/><text:tab/><text:tab/><text:tab/>line[j]='\0';</text:p>
      <text:p text:style-name="P2"><text:s text:c="16"/>memset(line,0,sizeof(line));</text:p>
      <text:p text:style-name="P2"><text:s text:c="16"/>j=0;</text:p>
      <text:p text:style-name="P2"><text:tab/><text:tab/><text:tab/><text:tab/>co++;</text:p>
      <text:p text:style-name="P2"><text:s text:c="12"/>}</text:p>
      <text:p text:style-name="P2"/>
      <text:p text:style-name="P2"><text:s text:c="8"/>}</text:p>
      <text:p text:style-name="P2"><text:tab/><text:tab/>if(op==3)</text:p>
      <text:p text:style-name="P2"><text:tab/><text:tab/><text:tab/>printf("\nThe given word occured in %d lines\n",count);</text:p>
      <text:p text:style-name="P2"><text:s text:c="4"/>} <text:s text:c="2"/></text:p>
      <text:p text:style-name="P2">}</text:p>
      <text:p text:style-name="P2"/>
      <text:p text:style-name="P2">int main(int argc,char *argv[])</text:p>
      <text:p text:style-name="P2">{</text:p>
      <text:p text:style-name="P2"><text:s text:c="4"/>struct stat stt;</text:p>
      <text:p text:style-name="P2"><text:s text:c="4"/>if(argc==3)</text:p>
      <text:p text:style-name="P2"><text:s text:c="4"/>{</text:p>
      <text:p text:style-name="P2"><text:s text:c="8"/>if(stat(argv[2],&amp;stt)==0)</text:p>
      <text:p text:style-name="P2"><text:s text:c="12"/>match_pattern(argv,argc,1);</text:p>
      <text:p text:style-name="P2"><text:s text:c="8"/>else </text:p>
      <text:p text:style-name="P2"><text:s text:c="8"/>{</text:p>
      <text:p text:style-name="P2"><text:s text:c="12"/>perror("stat()");</text:p>
      <text:p text:style-name="P2"><text:s text:c="12"/>exit(1);</text:p>
      <text:p text:style-name="P2"><text:s text:c="8"/>}</text:p>
      <text:p text:style-name="P2"><text:s text:c="4"/>}</text:p>
      <text:p text:style-name="P2"><text:tab/>else if(argc==4)</text:p>
      <text:p text:style-name="P2"><text:soft-page-break/><text:s text:c="4"/>{</text:p>
      <text:p text:style-name="P2"><text:s text:c="8"/>if(stat(argv[3],&amp;stt)==0 &amp;&amp; argv[1][0]=='-')</text:p>
      <text:p text:style-name="P2"><text:tab/><text:tab/><text:tab/>if(argv[1][1]=='v')</text:p>
      <text:p text:style-name="P2"><text:s text:c="12"/><text:tab/>match_pattern(argv,argc,2);</text:p>
      <text:p text:style-name="P2"><text:tab/><text:tab/><text:tab/>else if(argv[1][1]=='c')</text:p>
      <text:p text:style-name="P2"><text:tab/><text:tab/><text:tab/><text:tab/>match_pattern(argv,argc,3);</text:p>
      <text:p text:style-name="P2"><text:tab/><text:tab/><text:tab/>else if(argv[1][1]=='n')</text:p>
      <text:p text:style-name="P2"><text:tab/><text:tab/><text:tab/><text:tab/>match_pattern(argv,argc,4);</text:p>
      <text:p text:style-name="P2"><text:s text:c="8"/>else </text:p>
      <text:p text:style-name="P2"><text:s text:c="8"/>{</text:p>
      <text:p text:style-name="P2"><text:s text:c="12"/>perror("stat()");</text:p>
      <text:p text:style-name="P2"><text:s text:c="12"/>exit(1);</text:p>
      <text:p text:style-name="P2"><text:s text:c="8"/>}</text:p>
      <text:p text:style-name="P2"><text:s text:c="4"/>}</text:p>
      <text:p text:style-name="P2"><text:s text:c="4"/>return 0;</text:p>
      <text:p text:style-name="P2">}</text:p>
      <text:p text:style-name="P2">OUTPUT FOR GREP:</text:p>
      <text:p text:style-name="P2">cs1112@spl26:~$ cat &gt; hi.txt</text:p>
      <text:p text:style-name="P2">Hi I am Prathyush</text:p>
      <text:p text:style-name="P2">i am a ssnite </text:p>
      <text:p text:style-name="P2">Thankyou</text:p>
      <text:p text:style-name="P2">i am good at mathematics.</text:p>
      <text:p text:style-name="P2">^C</text:p>
      <text:p text:style-name="P2">cs1112@spl26:~$ gcc grep.c -o grep</text:p>
      <text:p text:style-name="P2">cs1112@spl26:~$ ./grep -v am hi.txt</text:p>
      <text:p text:style-name="P2">Hi I am Prathyush</text:p>
      <text:p text:style-name="P2">Thankyou</text:p>
      <text:p text:style-name="P2">cs1112@spl26:~$ ./grep -n am hi.txt</text:p>
      <text:p text:style-name="P2">2 - i am a ssnite </text:p>
      <text:p text:style-name="P2">4 - i am good at mathematics.</text:p>
      <text:p text:style-name="P2">cs1112@spl26:~$ ./grep -c prathyush hi.txt</text:p>
      <text:p text:style-name="P2"/>
      <text:p text:style-name="P2">The given word occured in 1 lines</text:p>
      <text:p text:style-name="P2"/>
      <text:p text:style-name="P3">CODE FOR CP:</text:p>
      <text:p text:style-name="P3">#include &lt;stdio.h&gt;</text:p>
      <text:p text:style-name="P3">#include &lt;string.h&gt;</text:p>
      <text:p text:style-name="P3">#include &lt;dirent.h&gt;</text:p>
      <text:p text:style-name="P3">#include &lt;unistd.h&gt;</text:p>
      <text:p text:style-name="P3">#include &lt;fcntl.h&gt;</text:p>
      <text:p text:style-name="P3"/>
      <text:p text:style-name="P3">int main(int argc,char **argv){</text:p>
      <text:p text:style-name="P3"><text:tab/></text:p>
      <text:p text:style-name="P3"><text:tab/>if(argc &lt; 2){</text:p>
      <text:p text:style-name="P3"><text:tab/><text:tab/>fprintf(stderr,"Insufficient Arguments Supplied!\n");</text:p>
      <text:p text:style-name="P3"><text:tab/><text:tab/>return 1;</text:p>
      <text:p text:style-name="P3"><text:tab/>}<text:tab/></text:p>
      <text:p text:style-name="P3"/>
      <text:p text:style-name="P3"><text:tab/>DIR * dir;</text:p>
      <text:p text:style-name="P3"><text:tab/>struct dirent * ent;</text:p>
      <text:p text:style-name="P3"><text:tab/></text:p>
      <text:p text:style-name="P3"><text:tab/>if(argc == 2){<text:tab/></text:p>
      <text:p text:style-name="P3"><text:soft-page-break/><text:tab/><text:tab/><text:tab/></text:p>
      <text:p text:style-name="P3"><text:tab/><text:tab/>dir = opendir(argv[1]);<text:tab/></text:p>
      <text:p text:style-name="P3"/>
      <text:p text:style-name="P3"><text:tab/><text:tab/>if(!dir){</text:p>
      <text:p text:style-name="P3"><text:tab/><text:tab/><text:tab/>fprintf(stderr,"Invalid Directory\n");</text:p>
      <text:p text:style-name="P3"><text:tab/><text:tab/><text:tab/>return 1;</text:p>
      <text:p text:style-name="P3"><text:tab/><text:tab/>}</text:p>
      <text:p text:style-name="P3"/>
      <text:p text:style-name="P3"><text:tab/><text:tab/>ent = readdir(dir);</text:p>
      <text:p text:style-name="P3"><text:tab/></text:p>
      <text:p text:style-name="P3"><text:tab/><text:tab/>while(ent){</text:p>
      <text:p text:style-name="P3"><text:tab/><text:tab/><text:tab/>if(ent -&gt; d_name[0] != '.')</text:p>
      <text:p text:style-name="P3"><text:tab/><text:tab/><text:tab/><text:tab/>printf("%s\t",ent -&gt; d_name);</text:p>
      <text:p text:style-name="P3"><text:tab/><text:tab/><text:tab/>ent = readdir(dir);</text:p>
      <text:p text:style-name="P3"><text:tab/><text:tab/>}</text:p>
      <text:p text:style-name="P3"><text:tab/><text:tab/>return 0;</text:p>
      <text:p text:style-name="P3"><text:tab/>}</text:p>
      <text:p text:style-name="P3"><text:tab/></text:p>
      <text:p text:style-name="P3"><text:tab/>if(argc == 3){</text:p>
      <text:p text:style-name="P3"><text:tab/><text:tab/>dir = opendir(argv[2]);<text:tab/></text:p>
      <text:p text:style-name="P3"><text:tab/></text:p>
      <text:p text:style-name="P3"><text:tab/><text:tab/>if(!dir){</text:p>
      <text:p text:style-name="P3"><text:tab/><text:tab/><text:tab/>fprintf(stderr,"Invalid Directory\n");</text:p>
      <text:p text:style-name="P3"><text:tab/><text:tab/><text:tab/>return 1;</text:p>
      <text:p text:style-name="P3"><text:tab/><text:tab/>}</text:p>
      <text:p text:style-name="P3"><text:tab/></text:p>
      <text:p text:style-name="P3"><text:tab/><text:tab/>ent = readdir(dir);</text:p>
      <text:p text:style-name="P3"><text:tab/><text:tab/></text:p>
      <text:p text:style-name="P3"><text:tab/><text:tab/>if(strcmp(argv[1],"-1") == 0){<text:tab/><text:tab/><text:tab/><text:tab/></text:p>
      <text:p text:style-name="P3"/>
      <text:p text:style-name="P3"><text:tab/><text:tab/><text:tab/>while(ent){</text:p>
      <text:p text:style-name="P3"><text:tab/><text:tab/><text:tab/><text:tab/>if(ent -&gt; d_name[0] != '.')</text:p>
      <text:p text:style-name="P3"><text:tab/><text:tab/><text:tab/><text:tab/><text:tab/>printf("%s\n",ent -&gt; d_name);</text:p>
      <text:p text:style-name="P3"><text:tab/><text:tab/><text:tab/><text:tab/>ent = readdir(dir);</text:p>
      <text:p text:style-name="P3"><text:tab/><text:tab/><text:tab/>}</text:p>
      <text:p text:style-name="P3"><text:tab/><text:tab/></text:p>
      <text:p text:style-name="P3"><text:tab/><text:tab/>}else if(strcmp(argv[1],"-a") == 0){</text:p>
      <text:p text:style-name="P3"><text:tab/><text:tab/><text:tab/></text:p>
      <text:p text:style-name="P3"><text:tab/><text:tab/><text:tab/>while(ent){</text:p>
      <text:p text:style-name="P3"><text:tab/><text:tab/><text:tab/><text:tab/>printf("%s\n",ent -&gt; d_name);</text:p>
      <text:p text:style-name="P3"><text:tab/><text:tab/><text:tab/><text:tab/>ent = readdir(dir);</text:p>
      <text:p text:style-name="P3"><text:tab/><text:tab/><text:tab/>}<text:tab/><text:tab/><text:tab/></text:p>
      <text:p text:style-name="P3"><text:tab/><text:tab/></text:p>
      <text:p text:style-name="P3"><text:tab/><text:tab/>}else if(strcmp(argv[1],"-r") == 0){</text:p>
      <text:p text:style-name="P3"/>
      <text:p text:style-name="P3"><text:tab/><text:tab/><text:tab/>char arrays[100][100];</text:p>
      <text:p text:style-name="P3"><text:tab/><text:tab/><text:tab/>int counter = -1;</text:p>
      <text:p text:style-name="P3"><text:tab/><text:tab/><text:tab/></text:p>
      <text:p text:style-name="P3"><text:tab/><text:tab/><text:tab/>while(ent){</text:p>
      <text:p text:style-name="P3"><text:tab/><text:tab/><text:tab/><text:tab/>if(ent -&gt; d_name[0] != '.')</text:p>
      <text:p text:style-name="P3"><text:tab/><text:tab/><text:tab/><text:tab/><text:tab/>strcpy(arrays[++counter],ent -&gt; d_name);</text:p>
      <text:p text:style-name="P3"><text:tab/><text:tab/><text:tab/><text:tab/>ent = readdir(dir);</text:p>
      <text:p text:style-name="P3"><text:soft-page-break/><text:tab/><text:tab/><text:tab/>}</text:p>
      <text:p text:style-name="P3"><text:tab/><text:tab/><text:tab/></text:p>
      <text:p text:style-name="P3"><text:tab/><text:tab/><text:tab/>for(;counter &gt; -1;counter--)</text:p>
      <text:p text:style-name="P3"><text:tab/><text:tab/><text:tab/><text:tab/>printf("%s\n",arrays[counter]);<text:tab/><text:tab/><text:tab/></text:p>
      <text:p text:style-name="P3"><text:tab/><text:tab/><text:tab/><text:tab/><text:tab/><text:tab/></text:p>
      <text:p text:style-name="P3"/>
      <text:p text:style-name="P3"><text:tab/><text:tab/>}else{</text:p>
      <text:p text:style-name="P3"><text:tab/><text:tab/><text:tab/>fprintf(stderr,"Invalid Argument!\n");</text:p>
      <text:p text:style-name="P3"><text:tab/><text:tab/><text:tab/>return 1;</text:p>
      <text:p text:style-name="P3"><text:tab/><text:tab/>}</text:p>
      <text:p text:style-name="P3"><text:tab/>}</text:p>
      <text:p text:style-name="P3"/>
      <text:p text:style-name="P3"><text:tab/>closedir(dir);</text:p>
      <text:p text:style-name="P3">}</text:p>
      <text:p text:style-name="P3">OUTPUT:</text:p>
      <text:p text:style-name="P3">./ls -a .</text:p>
      <text:p text:style-name="P3">.</text:p>
      <text:p text:style-name="P3">..</text:p>
      <text:p text:style-name="P3">bruteforce.py</text:p>
      <text:p text:style-name="P3">.bash_history</text:p>
      <text:p text:style-name="P3">.ICEauthority</text:p>
      <text:p text:style-name="P3">.bashrc</text:p>
      <text:p text:style-name="P3">.java</text:p>
      <text:p text:style-name="P3">.xsession-errors</text:p>
      <text:p text:style-name="P3">huffman.py</text:p>
      <text:p text:style-name="P3">.netbeans</text:p>
      <text:p text:style-name="P3">matrix.zip</text:p>
      <text:p text:style-name="P3">.config</text:p>
      <text:p text:style-name="P3">nuts.py</text:p>
      <text:p text:style-name="P3">.Xauthority</text:p>
      <text:p text:style-name="P3">.xsession-errors.old</text:p>
      <text:p text:style-name="P3">.profile</text:p>
      <text:p text:style-name="P3">.cache</text:p>
      <text:p text:style-name="P3">ses5.py</text:p>
      <text:p text:style-name="P3">.dmrc</text:p>
      <text:p text:style-name="P3">.gnupg</text:p>
      <text:p text:style-name="P3">ls.c</text:p>
      <text:p text:style-name="P3">.local</text:p>
      <text:p text:style-name="P3">.gconf</text:p>
      <text:p text:style-name="P3">matrix.py</text:p>
      <text:p text:style-name="P3">ls</text:p>
      <text:p text:style-name="P3">.bash_logout</text:p>
      <text:p text:style-name="P3">.mozillacs1112@spl26:~$ ./ls -r .</text:p>
      <text:p text:style-name="P3">ses3.py</text:p>
      <text:p text:style-name="P3">D.A.S Final thesis report (Re-edited).pdf</text:p>
      <text:p text:style-name="P3">ls</text:p>
      <text:p text:style-name="P3">matrix.py</text:p>
      <text:p text:style-name="P3">ls.c</text:p>
      <text:p text:style-name="P3">ses5.py</text:p>
      <text:p text:style-name="P3">nuts.py</text:p>
      <text:p text:style-name="P3">matrix.zip</text:p>
      <text:p text:style-name="P3">huffman.py</text:p>
      <text:p text:style-name="P3"><text:soft-page-break/>bruteforce.py</text:p>
      <text:p text:style-name="P3">.apport-ignore.xml</text:p>
      <text:p text:style-name="P3">D.A.S Final thesis report (Re-edited).pdf</text:p>
      <text:p text:style-name="P3">ses3.py</text:p>
      <text:p text:style-name="P3">OUTPUT FOR LS:</text:p>
      <text:p text:style-name="P3"/>
      <text:p text:style-name="P3">cs1112@spl26:~$ ./ls -r .</text:p>
      <text:p text:style-name="P3">ses3.py</text:p>
      <text:p text:style-name="P3">D.A.S Final thesis report (Re-edited).pdf</text:p>
      <text:p text:style-name="P3">ls</text:p>
      <text:p text:style-name="P3">matrix.py</text:p>
      <text:p text:style-name="P3">ls.c</text:p>
      <text:p text:style-name="P3">ses5.py</text:p>
      <text:p text:style-name="P3">nuts.py</text:p>
      <text:p text:style-name="P3">matrix.zip</text:p>
      <text:p text:style-name="P3">huffman.py</text:p>
      <text:p text:style-name="P3">bruteforce.p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4:53:39.119267717</meta:creation-date>
    <dc:date>2020-02-08T19:16:05.311689605</dc:date>
    <meta:editing-duration>PT8M2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8" meta:paragraph-count="358" meta:word-count="709" meta:character-count="6279" meta:non-whitespace-character-count="5042"/>
  </office:meta>
</office:document-meta>
</file>